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01_21-04-48_000.jpg</text:p>
          </table:table-cell>
          <table:table-cell table:style-name="ce12" office:value-type="string">
            <text:p>:m 食べた物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02_00-20-03_000.jpg</text:p>
          </table:table-cell>
          <table:table-cell table:style-name="ce12" office:value-type="string">
            <text:p>:m #*# RES / JVEMV6 64#134_yamamoto_ieyasu-- / 『徳川家康』 著者=山本七平,校注=~ / p.62-71 / w=吉田城；元就；氏真；岡崎城；酒井忠次[ただつぐ,topic=~,other=~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#*# RES / JVEMV6 64#134_yamamoto_ieyasu-- / 『徳川家康』 著者=山本七平,校注=~ / p.62-71 / w=吉田城；元就；氏真；岡崎城；酒井忠次[ただつぐ,topic=~,other=~">
            <text:p>:m #*# RES / JVEMV6 64#134_yamamoto_ieyasu-- / 『徳川家康』 著者=山本七平,校注=~ / p.62-71 / w=吉田城；元就；氏真；岡崎城；酒井忠次[ただつぐ,topic=~,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02_00-33-10_000.jpg</text:p>
          </table:table-cell>
          <table:table-cell table:style-name="ce12" office:value-type="string">
            <text:p>:m :lets / action activity / やること / genre=篠笛 / content=「篠笛百曲」。作ろう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lets / action activity / やること / genre=篠笛 / content=「篠笛百曲」。作ろう">
            <text:p>:m :lets / action activity / やること / genre=篠笛 / content=「篠笛百曲」。作ろう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02_01-30-30_000.jpg</text:p>
          </table:table-cell>
          <table:table-cell table:style-name="ce12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02_01-30-39_000.jpg</text:p>
          </table:table-cell>
          <table:table-cell table:style-name="ce12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2_08-13-33_000.jpg</text:p>
          </table:table-cell>
          <table:table-cell table:style-name="ce12" office:value-type="string">
            <text:p>:m :PHOTO 起きた時刻 / 2021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2_08-20-31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2_11-32-53_000.jpg</text:p>
          </table:table-cell>
          <table:table-cell table:style-name="ce12" office:value-type="string">
            <text:p>:m RES 1*2 / free# JVEMV6 76#_44:2 / 76. physics / w=~,topics=ネーターの定理,other=~,s=~,i=~,doc=r-6.1-1~15#2.1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RES 1*2 / free# JVEMV6 76#_44:2 / 76. physics / w=~,topics=ネーターの定理,other=~,s=~,i=~,doc=r-6.1-1~15#2.1">
            <text:p>:m RES 1*2 / free# JVEMV6 76#_44:2 / 76. physics / w=~,topics=ネーターの定理,other=~,s=~,i=~,doc=r-6.1-1~15#2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02_11-33-13_000.jpg</text:p>
          </table:table-cell>
          <table:table-cell table:style-name="ce12" office:value-type="string">
            <text:p>:m RES 2*2 / free# JVEMV6 76#_44:2 / 76. physics / w=~,topics=ネーターの定理,other=calc+,s=~,i=~,doc=r-6.1-1~15#2.1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2*2 / free# JVEMV6 76#_44:2 / 76. physics / w=~,topics=ネーターの定理,other=calc+,s=~,i=~,doc=r-6.1-1~15#2.1">
            <text:p>:m RES 2*2 / free# JVEMV6 76#_44:2 / 76. physics / w=~,topics=ネーターの定理,other=calc+,s=~,i=~,doc=r-6.1-1~15#2.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02_12-08-24_000.jpg</text:p>
          </table:table-cell>
          <table:table-cell table:style-name="ce12" office:value-type="string">
            <text:p>:m 食べた物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食べた物">
            <text:p>:m 食べた物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02_17-54-10_000.jpg</text:p>
          </table:table-cell>
          <table:table-cell table:style-name="ce12" office:value-type="string">
            <text:p>:m #*# RES / JVEMV6 64#114_hirata_-- / 『霊の御柱』（たまのみはしら） 著者=平田篤胤,校注=~ / p.24 / w=漸に[ようやく；即[やがて；下方[したつかた；下津国[したつくに；美称[たたへな；尊称[たふとみな；,topic=読み方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#*# RES / JVEMV6 64#114_hirata_-- / 『霊の御柱』（たまのみはしら） 著者=平田篤胤,校注=~ / p.24 / w=漸に[ようやく；即[やがて；下方[したつかた；下津国[したつくに；美称[たたへな；尊称[たふとみな；,topic=読み方">
            <text:p>:m #*# RES / JVEMV6 64#114_hirata_-- / 『霊の御柱』（たまのみはしら） 著者=平田篤胤,校注=~ / p.24 / w=漸に[ようやく；即[やがて；下方[したつかた；下津国[したつくに；美称[たたへな；尊称[たふとみな；,topic=読み方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02_19-07-59_000.jpg</text:p>
          </table:table-cell>
          <table:table-cell table:style-name="ce12" office:value-type="string">
            <text:p>:m RES 1*2 / free# JVEMV6 76#_45:2 / 76. physics / w=~,topics=ネーターの定理,other=~,s=~,i=~,doc=r-6.1-1~15#4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2 / free# JVEMV6 76#_45:2 / 76. physics / w=~,topics=ネーターの定理,other=~,s=~,i=~,doc=r-6.1-1~15#4">
            <text:p>:m RES 1*2 / free# JVEMV6 76#_45:2 / 76. physics / w=~,topics=ネーターの定理,other=~,s=~,i=~,doc=r-6.1-1~15#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02_19-08-26_000.jpg</text:p>
          </table:table-cell>
          <table:table-cell table:style-name="ce12" office:value-type="string">
            <text:p>:m RES 2*2 / free# JVEMV6 76#_45:2 / 76. physics / w=~,topics=ネーターの定理,other=q+:open:光線の軌跡,s=~,i=~,doc=r-6.1-1~15#4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2*2 / free# JVEMV6 76#_45:2 / 76. physics / w=~,topics=ネーターの定理,other=q+:open:光線の軌跡,s=~,i=~,doc=r-6.1-1~15#4">
            <text:p>:m RES 2*2 / free# JVEMV6 76#_45:2 / 76. physics / w=~,topics=ネーターの定理,other=q+:open:光線の軌跡,s=~,i=~,doc=r-6.1-1~15#4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21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9]=&quot;&quot;;[.C29];CONCATENATE([.C29];&quot; / &quot;;[.E2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30]=&quot;&quot;;[.C30];CONCATENATE([.C30];&quot; / &quot;;[.E3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1]=&quot;&quot;;[.C31];CONCATENATE([.C31];&quot; / &quot;;[.E3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2]=&quot;&quot;;[.C32];CONCATENATE([.C32];&quot; / &quot;;[.E3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3]=&quot;&quot;;[.C33];CONCATENATE([.C33];&quot; / &quot;;[.E3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4]=&quot;&quot;;[.C34];CONCATENATE([.C34];&quot; / &quot;;[.E3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35]=&quot;&quot;;[.C35];CONCATENATE([.C35];&quot; / &quot;;[.E3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9"/>
          <table:table-cell table:style-name="ce5"/>
          <table:table-cell table:style-name="ce5"/>
          <table:table-cell table:style-name="ce5"/>
          <table:table-cell table:style-name="ce40" table:formula="of:=IF([.E36]=&quot;&quot;;[.C36];CONCATENATE([.C36];&quot; / &quot;;[.E3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37]=&quot;&quot;;[.C37];CONCATENATE([.C37];&quot; / &quot;;[.E3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9"/>
          <table:table-cell table:style-name="ce12"/>
          <table:table-cell table:style-name="ce5"/>
          <table:table-cell table:style-name="ce5"/>
          <table:table-cell table:style-name="ce40" table:formula="of:=IF([.E38]=&quot;&quot;;[.C38];CONCATENATE([.C38];&quot; / &quot;;[.E3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39]=&quot;&quot;;[.C39];CONCATENATE([.C39];&quot; / &quot;;[.E3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0]=&quot;&quot;;[.C40];CONCATENATE([.C40];&quot; / &quot;;[.E4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/>
          <table:table-cell table:style-name="ce5"/>
          <table:table-cell table:style-name="ce40" table:formula="of:=IF([.E41]=&quot;&quot;;[.C41];CONCATENATE([.C41];&quot; / &quot;;[.E4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2"/>
          <table:table-cell table:style-name="ce5"/>
          <table:table-cell table:style-name="ce5"/>
          <table:table-cell table:style-name="ce40" table:formula="of:=IF([.E42]=&quot;&quot;;[.C42];CONCATENATE([.C42];&quot; / &quot;;[.E4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43]=&quot;&quot;;[.C43];CONCATENATE([.C43];&quot; / &quot;;[.E4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44]=&quot;&quot;;[.C44];CONCATENATE([.C44];&quot; / &quot;;[.E4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1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2">2021/12/02</text:date>, <text:time>21:57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02T21:57:48.67</dc:date>
    <dc:creator>iwabuchi ken</dc:creator>
    <meta:editing-duration>P40DT15H55S</meta:editing-duration>
    <meta:editing-cycles>13917</meta:editing-cycles>
    <meta:document-statistic meta:table-count="1" meta:cell-count="437" meta:object-count="0"/>
  </office:meta>
</office:document-meta>
</file>